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1.4514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0.927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Standard">
      <style:text-properties officeooo:rsid="001f4081" officeooo:paragraph-rsid="001f4081"/>
    </style:style>
    <style:style style:name="P7" style:family="paragraph" style:parent-style-name="Standard">
      <style:text-properties officeooo:rsid="001f4081" officeooo:paragraph-rsid="002151bf"/>
    </style:style>
    <style:style style:name="P8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1de382" style:font-size-asian="12pt" style:font-size-complex="12pt"/>
    </style:style>
    <style:style style:name="T7" style:family="text">
      <style:text-properties fo:font-size="12pt" officeooo:rsid="00201a50" style:font-size-asian="12pt" style:font-size-complex="12pt"/>
    </style:style>
    <style:style style:name="T8" style:family="text">
      <style:text-properties officeooo:rsid="002151bf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7">5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7">First Sketch of Marketing Campaign</text:span></text:span><text:span text:style-name="Strong_20_Emphasis"><text:span text:style-name="T6"> </text:span></text:span><text:span text:style-name="Strong_20_Emphasis"><text:span text:style-name="T3"><text:s/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25692980">
            <text:section text:style-name="Sect1" text:name="md-content-243510780">
              <text:section text:style-name="Sect1" text:name="md-content-259435244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column table:style-name="Table1.E"/>
                  <table:table-column table:style-name="Table1.F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5 - Excellent</text:p>
                      </table:table-cell>
                      <table:table-cell table:style-name="Table1.A1" office:value-type="string">
                        <text:p text:style-name="Table_20_Heading">4 - Very Good</text:p>
                      </table:table-cell>
                      <table:table-cell table:style-name="Table1.A1" office:value-type="string">
                        <text:p text:style-name="Table_20_Heading">3 - Satisfactory</text:p>
                      </table:table-cell>
                      <table:table-cell table:style-name="Table1.A1" office:value-type="string">
                        <text:p text:style-name="Table_20_Heading">2 - Needs Improvement</text:p>
                      </table:table-cell>
                      <table:table-cell table:style-name="Table1.A1" office:value-type="string">
                        <text:p text:style-name="Table_20_Heading">1 - Unsatisfactory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Product/Service Description</text:span></text:p>
                    </table:table-cell>
                    <table:table-cell table:style-name="Table1.A1" office:value-type="string">
                      <text:p text:style-name="Table_20_Contents">Comprehensive, highly detailed description with unique insights and clear market positioning; demonstrates deep understanding of product/service characteristics</text:p>
                    </table:table-cell>
                    <table:table-cell table:style-name="Table1.A1" office:value-type="string">
                      <text:p text:style-name="Table_20_Contents">Thorough description with solid understanding of product/service; minor details may be missing</text:p>
                    </table:table-cell>
                    <table:table-cell table:style-name="Table1.A1" office:value-type="string">
                      <text:p text:style-name="Table_20_Contents">Adequate description with basic information about product/service</text:p>
                    </table:table-cell>
                    <table:table-cell table:style-name="Table1.A1" office:value-type="string">
                      <text:p text:style-name="Table_20_Contents">Vague or incomplete product/service description; lacks critical details</text:p>
                    </table:table-cell>
                    <table:table-cell table:style-name="Table1.A1" office:value-type="string">
                      <text:p text:style-name="Table_20_Contents">Minimal or no meaningful description of product/service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Reporter's Toolkit Analysis</text:span></text:p>
                    </table:table-cell>
                    <table:table-cell table:style-name="Table1.A1" office:value-type="string">
                      <text:p text:style-name="Table_20_Contents">Exceptionally thorough and insightful responses to all toolkit questions; demonstrates critical thinking and strategic marketing approach</text:p>
                    </table:table-cell>
                    <table:table-cell table:style-name="Table1.A1" office:value-type="string">
                      <text:p text:style-name="Table_20_Contents">Comprehensive responses to most toolkit questions with clear marketing strategy</text:p>
                    </table:table-cell>
                    <table:table-cell table:style-name="Table1.A1" office:value-type="string">
                      <text:p text:style-name="Table_20_Contents">Satisfactory responses covering most toolkit elements; some depth missing</text:p>
                    </table:table-cell>
                    <table:table-cell table:style-name="Table1.A1" office:value-type="string">
                      <text:p text:style-name="Table_20_Contents">Incomplete toolkit analysis; several key questions inadequately addressed</text:p>
                    </table:table-cell>
                    <table:table-cell table:style-name="Table1.A1" office:value-type="string">
                      <text:p text:style-name="Table_20_Contents">Minimal or no engagement with Reporter's Toolkit questions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Writ</text:span><text:span text:style-name="Strong_20_Emphasis"><text:span text:style-name="T8">ing Quality, Presentation, and Format</text:span></text:span><text:span text:style-name="Strong_20_Emphasis"> </text:span></text:p>
                    </table:table-cell>
                    <table:table-cell table:style-name="Table1.A1" office:value-type="string">
                      <text:p text:style-name="Table_20_Contents">Exceptional clarity, perfect grammar, professional formatting; writing exceeds academic standards</text:p>
                    </table:table-cell>
                    <table:table-cell table:style-name="Table1.A1" office:value-type="string">
                      <text:p text:style-name="Table_20_Contents">Clear, well-structured writing with minimal grammatical errors</text:p>
                    </table:table-cell>
                    <table:table-cell table:style-name="Table1.A1" office:value-type="string">
                      <text:p text:style-name="Table_20_Contents">Acceptable writing with some grammatical or structural issues</text:p>
                    </table:table-cell>
                    <table:table-cell table:style-name="Table1.A1" office:value-type="string">
                      <text:p text:style-name="Table_20_Contents">Unclear writing with multiple grammatical errors</text:p>
                    </table:table-cell>
                    <table:table-cell table:style-name="Table1.A1" office:value-type="string">
                      <text:p text:style-name="Table_20_Contents">Poorly written; lacks coherence and professionalism</text:p>
                    </table:table-cell>
                  </table:table-row>
                </table:table>
              </text:section>
            </text:section>
          </text:section>
          <text:p text:style-name="P8"/>
          <text:p text:style-name="P8"/>
          <text:p text:style-name="P8"/>
          <text:p text:style-name="P8"/>
          <text:p text:style-name="P8"><text:soft-page-break/>Assignment</text:p>
          <text:p text:style-name="P6">HW_05.1 [Due: 05 Mar 2025]</text:p>
          <text:p text:style-name="P6"/>
          <text:p text:style-name="P7">Designing a marketing campaign for either a product or a service is a multi-step process. Begin the process by identifying and describing the product/service, and by using the Reporter's Toolkit to define the fundamental properties of advertisement(s) for your marketing campaign. </text:p>
          <text:p text:style-name="P7"/>
          <text:p text:style-name="P7">In a one-page+ paper, i) sketch the nature of your product/service (be as specifc as possible); and ii) provide answers to the Reporter's Toolkit questions for the advertisement(s) that you envision for your product/service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2T12:49:16.745598903</dc:date>
    <meta:editing-duration>PT1H1M32S</meta:editing-duration>
    <meta:editing-cycles>29</meta:editing-cycles>
    <meta:generator>LibreOffice/7.3.7.2$Linux_X86_64 LibreOffice_project/30$Build-2</meta:generator>
    <meta:document-statistic meta:table-count="1" meta:image-count="1" meta:object-count="0" meta:page-count="2" meta:paragraph-count="36" meta:word-count="285" meta:character-count="2192" meta:non-whitespace-character-count="1927"/>
  </office:meta>
</office:document-meta>
</file>